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8.25cm" fo:min-width="12.25cm" loext:decorative="false"/>
    </style:style>
    <style:style style:name="gr16" style:family="graphic" style:parent-style-name="standard">
      <style:graphic-properties draw:fill-color="#4a6763" draw:textarea-horizontal-align="justify" draw:textarea-vertical-align="middle" draw:auto-grow-height="false" fo:min-height="1cm" fo:min-width="5.25cm" loext:decorative="false"/>
      <style:paragraph-properties style:writing-mode="lr-tb"/>
    </style:style>
    <style:style style:name="gr17" style:family="graphic" style:parent-style-name="standard">
      <style:graphic-properties draw:fill-color="#4a6763" draw:textarea-horizontal-align="justify" draw:textarea-vertical-align="middle" draw:auto-grow-height="false" fo:min-height="0.25cm" fo:min-width="5.25cm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P21" style:family="paragraph">
      <loext:graphic-properties draw:fill-color="#4a6763"/>
      <style:paragraph-properties fo:text-align="center"/>
      <style:text-properties style:text-underline-style="solid" style:text-underline-width="auto" style:text-underline-color="font-color"/>
    </style:style>
    <style:style style:name="P22" style:family="paragraph">
      <style:paragraph-properties fo:text-align="center"/>
      <style:text-properties style:text-underline-style="none"/>
    </style:style>
    <style:style style:name="P23" style:family="paragraph">
      <loext:graphic-properties draw:fill-color="#4a6763"/>
      <style:paragraph-properties fo:text-align="center"/>
      <style:text-properties style:text-underline-style="none"/>
    </style:style>
    <style:style style:name="P24" style:family="paragraph">
      <style:paragraph-properties fo:text-align="center"/>
      <style:text-properties fo:font-size="12pt" style:text-underline-style="none" style:font-size-asian="12pt" style:font-size-complex="12pt"/>
    </style:style>
    <style:style style:name="P25" style:family="paragraph">
      <loext:graphic-properties draw:fill-color="#4a6763"/>
      <style:paragraph-properties fo:text-align="center"/>
      <style:text-properties fo:font-size="12pt" style:text-underline-style="none" style:font-size-asian="12pt" style:font-size-complex="12pt"/>
    </style:style>
    <style:style style:name="T1" style:family="text">
      <style:text-properties style:font-name="맑은 고딕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" fo:font-size="13pt" fo:font-weight="bold" style:font-name-asian="맑은 고딕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text-underline-style="none"/>
    </style:style>
    <style:style style:name="T10" style:family="text">
      <style:text-properties fo:font-size="12pt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cm" svg:height="0.75cm" svg:x="5.5cm" svg:y="8.372cm">
          <text:p text:style-name="P19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L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75cm" svg:height="1.25cm" svg:x="11.125cm" svg:y="5.25cm">
          <text:p text:style-name="P18">TO DO LIST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7.5cm">
          <text:p text:style-name="P22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9.15cm">
          <text:p text:style-name="P22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5.75cm" svg:height="0.5cm" svg:x="11.125cm" svg:y="11cm">
          <text:p text:style-name="P24"><text:span text:style-name="T10">회원가입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2cm 0.01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0cm 0.008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8cm 0.008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8cm 0.008cm)">
          <text:p text:style-name="P7"><text:span text:style-name="T4">UI-R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3cm 0.008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9cm 0.005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7cm 0.005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1cm 0.008cm)">
          <text:p text:style-name="P13"><text:span text:style-name="T7">2024.01.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12.75cm" svg:height="8.5cm" svg:x="7.625cm" svg:y="4.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1" draw:layer="layout" svg:width="5.75cm" svg:height="1.25cm" svg:x="11.125cm" svg:y="5.25cm">
          <text:p text:style-name="P18">TO DO LIST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7.1cm">
          <text:p text:style-name="P22"><text:span text:style-name="T9">아이디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draw:layer="layout" svg:width="5.75cm" svg:height="1.25cm" svg:x="11.15cm" svg:y="8.75cm">
          <text:p text:style-name="P22"><text:span text:style-name="T9">비밀번호</text:span></text:p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5.75cm" svg:height="0.5cm" svg:x="11.125cm" svg:y="11.7cm">
          <text:p text:style-name="P24"><text:span text:style-name="T10">등록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3" draw:layer="layout" svg:width="5.75cm" svg:height="1.25cm" svg:x="11.15cm" svg:y="10.2cm">
          <text:p text:style-name="P22"><text:span text:style-name="T9">비밀번호 확인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modern" style:font-pitch="variable"/>
    <style:font-face style:name="맑은 고딕1" svg:font-family="'맑은 고딕'" style:font-family-generic="roma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1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5:16:54.787000000</dc:date>
    <meta:editing-duration>PT6H12M54S</meta:editing-duration>
    <meta:editing-cycles>56</meta:editing-cycles>
    <meta:document-statistic meta:object-count="52"/>
  </office:meta>
</office:document-meta>
</file>